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Bookman Old Style" svg:font-family="'Bookman Old Style'" style:font-family-generic="roman"/>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24a93a" officeooo:paragraph-rsid="0024a93a"/>
    </style:style>
    <style:style style:name="P2" style:family="paragraph" style:parent-style-name="Standard">
      <style:text-properties officeooo:rsid="0027bfdd" officeooo:paragraph-rsid="0027bfdd"/>
    </style:style>
    <style:style style:name="T1" style:family="text">
      <style:text-properties officeooo:rsid="002944e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a este aglomerado y año: actividad, desocupación, calidad</text:p>
      <text:p text:style-name="P1">Mismo por sexos</text:p>
      <text:p text:style-name="P1"/>
      <text:p text:style-name="P2">Calculo medidas agregadas manteniendo la columna “caso” para el empalme a la base original. Las tasas de actividad y desocupación se calculan sobre la base completa, cuando genero “ocupades” muchas filas desaparecen, pero se mantienen os números de caso, para respetar el empalme. Las personas en la última base tendrán asociada una tasa de desocupación y de desempleo correspondientes al año y al aglomerado, puedo obtener una serie de tasas agrupando por año y promediando los aglomerados, <text:span text:style-name="T1">pero hay un problema con los ponderadores de los aglomerados y de los años (este menos grave, porque lo tamaños son más parecido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Bookman Old Style" svg:font-family="'Bookman Old Style'" style:font-family-generic="roman"/>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Bookman Old Style" fo:font-size="11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Bookman Old Style" fo:font-size="11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ookman Old Style" fo:font-family="'Bookman Old Style'" style:font-family-generic="roman" fo:font-size="13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fo:font-size="12pt"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Bookman Old Style" fo:font-family="'Bookman Old Style'" style:font-family-generic="roman"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Bookman Old Style" fo:font-family="'Bookman Old Style'" style:font-family-generic="roman"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eb</meta:initial-creator>
    <meta:creation-date>2022-12-29T19:49:03.938000000</meta:creation-date>
    <dc:date>2022-12-30T14:15:58.883000000</dc:date>
    <dc:creator>eb</dc:creator>
    <meta:editing-duration>PT1M9S</meta:editing-duration>
    <meta:editing-cycles>1</meta:editing-cycles>
    <meta:document-statistic meta:table-count="0" meta:image-count="0" meta:object-count="0" meta:page-count="1" meta:paragraph-count="3" meta:word-count="111" meta:character-count="697" meta:non-whitespace-character-count="589"/>
    <meta:generator>LibreOffice/7.3.6.2$Windows_X86_64 LibreOffice_project/c28ca90fd6e1a19e189fc16c05f8f8924961e12e</meta:generator>
  </office:meta>
</office:document-meta>
</file>